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ECS 478 Hw4</text:p>
      <text:p text:style-name="Standard">Cheng-Fu Lin</text:p>
      <text:p text:style-name="Standard"/>
      <text:p text:style-name="Standard">P3</text:p>
      <text:p text:style-name="Standard">caen-vnc01% ./abc</text:p>
      <text:p text:style-name="Standard">UC Berkeley, ABC 1.01 (compiled Mar 20 2013 23:44:40)</text:p>
      <text:p text:style-name="Standard">abc 01&gt; read_pla M33.pla</text:p>
      <text:p text:style-name="Standard">abc 02&gt; espresso <text:s text:c="62"/></text:p>
      <text:p text:style-name="Standard">abc 03&gt; write_pla M33_SOP.pla</text:p>
      <text:p text:style-name="Standard">abc 03&gt; quit <text:s text:c="66"/></text:p>
      <text:p text:style-name="Standard"/>
      <text:p text:style-name="Standard">Input file</text:p>
      <text:p text:style-name="Standard">.i 6</text:p>
      <text:p text:style-name="Standard">.o 6</text:p>
      <text:p text:style-name="Standard">.ilb a2 a1 a0 b2 b1 b0</text:p>
      <text:p text:style-name="Standard">.ob p5 p4 p3 p2 p1 p0</text:p>
      <text:p text:style-name="Standard">000000 000000</text:p>
      <text:p text:style-name="Standard">000001 000000</text:p>
      <text:p text:style-name="Standard">000010 000000</text:p>
      <text:p text:style-name="Standard">000011 000000</text:p>
      <text:p text:style-name="Standard">000100 000000</text:p>
      <text:p text:style-name="Standard">000101 000000</text:p>
      <text:p text:style-name="Standard">000110 000000</text:p>
      <text:p text:style-name="Standard">000111 000000</text:p>
      <text:p text:style-name="Standard">001000 000000</text:p>
      <text:p text:style-name="Standard">001001 000001</text:p>
      <text:p text:style-name="Standard">001010 000010</text:p>
      <text:p text:style-name="Standard">001011 000011</text:p>
      <text:p text:style-name="Standard">001100 000100</text:p>
      <text:p text:style-name="Standard">001101 000101</text:p>
      <text:p text:style-name="Standard">001110 000110</text:p>
      <text:p text:style-name="Standard">001111 000111</text:p>
      <text:p text:style-name="Standard">010000 000000</text:p>
      <text:p text:style-name="Standard">010001 000010</text:p>
      <text:p text:style-name="Standard">010010 000100</text:p>
      <text:p text:style-name="Standard">010011 000110</text:p>
      <text:p text:style-name="Standard">010100 001000</text:p>
      <text:p text:style-name="Standard">010110 001100</text:p>
      <text:p text:style-name="Standard">010101 001010</text:p>
      <text:p text:style-name="Standard">010111 001110</text:p>
      <text:p text:style-name="Standard">011000 000000</text:p>
      <text:p text:style-name="Standard">011001 000011</text:p>
      <text:p text:style-name="Standard">011010 000110</text:p>
      <text:p text:style-name="Standard">011011 001001</text:p>
      <text:p text:style-name="Standard">011100 001100</text:p>
      <text:p text:style-name="Standard">011101 001111</text:p>
      <text:p text:style-name="Standard">011110 010010</text:p>
      <text:p text:style-name="Standard">011111 010101</text:p>
      <text:p text:style-name="Standard">100000 000000</text:p>
      <text:p text:style-name="Standard"><text:soft-page-break/>100001 000100</text:p>
      <text:p text:style-name="Standard">100010 001000</text:p>
      <text:p text:style-name="Standard">100011 001100</text:p>
      <text:p text:style-name="Standard">100100 010000</text:p>
      <text:p text:style-name="Standard">100101 010100</text:p>
      <text:p text:style-name="Standard">100110 011000</text:p>
      <text:p text:style-name="Standard">100111 011100</text:p>
      <text:p text:style-name="Standard">101000 000000</text:p>
      <text:p text:style-name="Standard">101001 000101</text:p>
      <text:p text:style-name="Standard">101010 001010</text:p>
      <text:p text:style-name="Standard">101011 001111</text:p>
      <text:p text:style-name="Standard">101100 010100</text:p>
      <text:p text:style-name="Standard">101101 011001</text:p>
      <text:p text:style-name="Standard">101110 011110</text:p>
      <text:p text:style-name="Standard">101111 100011</text:p>
      <text:p text:style-name="Standard">110000 000000</text:p>
      <text:p text:style-name="Standard">110001 000110</text:p>
      <text:p text:style-name="Standard">110010 001100</text:p>
      <text:p text:style-name="Standard">110011 010010</text:p>
      <text:p text:style-name="Standard">110100 011000</text:p>
      <text:p text:style-name="Standard">110101 011110</text:p>
      <text:p text:style-name="Standard">110110 100100</text:p>
      <text:p text:style-name="Standard">110111 101010</text:p>
      <text:p text:style-name="Standard">111000 000000</text:p>
      <text:p text:style-name="Standard">111001 000111</text:p>
      <text:p text:style-name="Standard">111010 001110</text:p>
      <text:p text:style-name="Standard">111011 010101</text:p>
      <text:p text:style-name="Standard">111100 011100</text:p>
      <text:p text:style-name="Standard">111101 100011</text:p>
      <text:p text:style-name="Standard">111110 101010</text:p>
      <text:p text:style-name="Standard">111111 110001</text:p>
      <text:p text:style-name="Standard">.e</text:p>
      <text:p text:style-name="Standard"/>
      <text:p text:style-name="Standard">Output file</text:p>
      <text:p text:style-name="Standard"># Equations for "M33" written by ABC on Wed Mar 20 23:54:19 2013</text:p>
      <text:p text:style-name="Standard">INORDER = a2 a1 a0 b2 b1 b0;</text:p>
      <text:p text:style-name="Standard">OUTORDER = p5 p4 p3 p2 p1 p0;</text:p>
      <text:p text:style-name="Standard">p5 = a2 * b2 * ((a1 * (b1 + (a0 * b0))) + (a0 * b1 * b0));</text:p>
      <text:p text:style-name="Standard">p4 = (b2 * ((a1 * a0 * b1 * (!a2 + b0)) + (a2 * (((!a0 + !b0) * (!a1 + !b1)) + (!a1 * !b1))))) + (a2 * a1 * !b2 * b1 * b0);</text:p>
      <text:p text:style-name="Standard">p3 = (a1 * ((b2 * ((!a2 * (!a0 + !b1)) + (!a0 * b0) + (!b1 * !b0))) + (!b2 * b1 * b0 * !a2 * a0))) + (a2 * ((a0 * ((!a1 * b2 * !b1 * b0) + (b1 * !b0))) + (b1 * ((!a1 * (!a0 + !b2)) + (!b2 * !b0)))));</text:p>
      <text:p text:style-name="Standard">p2 = (!a2 * ((a1 * !a0 * b1) + (a0 * b2 * b0))) + (!b0 * ((a1 * b1 * (!a0 + !b2)) + (a0 * b2 * (!a1 + !b1)))) + (a2 * b0 * ((!a0 * (!a1 + !b1)) + (a0 * !b2)));</text:p>
      <text:p text:style-name="Standard">p1 = (a1 * b0 * (!a0 + !b1)) + (a0 * b1 * (!a1 + !b0));</text:p>
      <text:p text:style-name="Standard">p0 = a0 * b0;</text:p>
      <text:p text:style-name="Standard"/>
      <text:p text:style-name="Standard"># Benchmark "M33" written by ABC on Thu Mar 21 11:33:32 2013</text:p>
      <text:p text:style-name="Standard">.i 6</text:p>
      <text:p text:style-name="Standard"><text:soft-page-break/>.o 6</text:p>
      <text:p text:style-name="Standard">.ilb a2 a1 a0 b2 b1 b0</text:p>
      <text:p text:style-name="Standard">.ob p5 p4 p3 p2 p1 p0</text:p>
      <text:p text:style-name="Standard">.p 35</text:p>
      <text:p text:style-name="Standard">11-11- 100000</text:p>
      <text:p text:style-name="Standard">1111-1 100000</text:p>
      <text:p text:style-name="Standard">1-1111 100000</text:p>
      <text:p text:style-name="Standard">-11111 010000</text:p>
      <text:p text:style-name="Standard">01111- 010000</text:p>
      <text:p text:style-name="Standard">11-011 010000</text:p>
      <text:p text:style-name="Standard">1--100 010000</text:p>
      <text:p text:style-name="Standard">1001-- 010000</text:p>
      <text:p text:style-name="Standard">10-1-0 010000</text:p>
      <text:p text:style-name="Standard">1-010- 010000</text:p>
      <text:p text:style-name="Standard">10-10- 010000</text:p>
      <text:p text:style-name="Standard">-1-100 001000</text:p>
      <text:p text:style-name="Standard">1-1-10 001000</text:p>
      <text:p text:style-name="Standard">-101-1 001000</text:p>
      <text:p text:style-name="Standard">100-1- 001000</text:p>
      <text:p text:style-name="Standard">011011 001000</text:p>
      <text:p text:style-name="Standard">01-10- 001000</text:p>
      <text:p text:style-name="Standard">10-01- 001000</text:p>
      <text:p text:style-name="Standard">101101 001000</text:p>
      <text:p text:style-name="Standard">1--010 001000</text:p>
      <text:p text:style-name="Standard">0101-- 001000</text:p>
      <text:p text:style-name="Standard">1-10-1 000100</text:p>
      <text:p text:style-name="Standard">0-11-1 000100</text:p>
      <text:p text:style-name="Standard">--1100 000100</text:p>
      <text:p text:style-name="Standard">-1-010 000100</text:p>
      <text:p text:style-name="Standard">010-1- 000100</text:p>
      <text:p text:style-name="Standard">100--1 000100</text:p>
      <text:p text:style-name="Standard">-10-10 000100</text:p>
      <text:p text:style-name="Standard">-011-0 000100</text:p>
      <text:p text:style-name="Standard">1-0-01 000100</text:p>
      <text:p text:style-name="Standard">--1-10 000010</text:p>
      <text:p text:style-name="Standard">-1--01 000010</text:p>
      <text:p text:style-name="Standard">-10--1 000010</text:p>
      <text:p text:style-name="Standard">-01-1- 000010</text:p>
      <text:p text:style-name="Standard">--1--1 000001</text:p>
      <text:p text:style-name="Standard">.e</text:p>
      <text:p text:style-name="Standard"/>
      <text:p text:style-name="Standard">P4</text:p>
      <text:p text:style-name="Standard">abc 01&gt; read_pla M33.pla</text:p>
      <text:p text:style-name="Standard">abc 02&gt; espresso <text:s text:c="62"/></text:p>
      <text:p text:style-name="Standard">abc 03&gt; strash</text:p>
      <text:p text:style-name="Standard">abc 04&gt; rewrite -z</text:p>
      <text:p text:style-name="Standard">abc 05&gt; refactor <text:s text:c="62"/></text:p>
      <text:p text:style-name="Standard">abc 06&gt; rewrite -z <text:s text:c="60"/></text:p>
      <text:p text:style-name="Standard">abc 07&gt; iresyn <text:s text:c="64"/></text:p>
      <text:p text:style-name="Standard"><text:soft-page-break/>abc 08&gt; print_stats</text:p>
      <text:p text:style-name="Standard">M33 <text:s text:c="9"/>: i/o = <text:s text:c="3"/>6/ <text:s text:c="2"/>6 <text:s/>lat = <text:s text:c="3"/>0 <text:s/>and = <text:s text:c="3"/>57 (exor = 1) <text:s/>lev = <text:s text:c="2"/>7</text:p>
      <text:p text:style-name="Standard">abc 08&gt; write_blif M33_Multi.blif</text:p>
      <text:p text:style-name="Standard">input file is the same with P3</text:p>
      <text:p text:style-name="Standard">output file</text:p>
      <text:p text:style-name="Standard"># Benchmark "M33" written by ABC on Thu Mar 21 10:41:25 2013</text:p>
      <text:p text:style-name="Standard">.model M33</text:p>
      <text:p text:style-name="Standard">.inputs a2 a1 a0 b2 b1 b0</text:p>
      <text:p text:style-name="Standard">.outputs p5 p4 p3 p2 p1 p0</text:p>
      <text:p text:style-name="Standard">.names a0 b0 p0</text:p>
      <text:p text:style-name="Standard">11 1</text:p>
      <text:p text:style-name="Standard">.names a1 b1 n13</text:p>
      <text:p text:style-name="Standard">11 1</text:p>
      <text:p text:style-name="Standard">.names p0 n13 n14</text:p>
      <text:p text:style-name="Standard">00 1</text:p>
      <text:p text:style-name="Standard">.names a1 b1 n15</text:p>
      <text:p text:style-name="Standard">00 1</text:p>
      <text:p text:style-name="Standard">.names n14 n15 n16</text:p>
      <text:p text:style-name="Standard">00 1</text:p>
      <text:p text:style-name="Standard">.names a2 b2 n17</text:p>
      <text:p text:style-name="Standard">11 1</text:p>
      <text:p text:style-name="Standard">.names n16 n17 p5</text:p>
      <text:p text:style-name="Standard">11 1</text:p>
      <text:p text:style-name="Standard">.names a2 n16 n19</text:p>
      <text:p text:style-name="Standard">10 1</text:p>
      <text:p text:style-name="Standard">.names a2 b0 n20</text:p>
      <text:p text:style-name="Standard">10 1</text:p>
      <text:p text:style-name="Standard">.names a0 b1 n21</text:p>
      <text:p text:style-name="Standard">11 1</text:p>
      <text:p text:style-name="Standard">.names a1 n21 n22</text:p>
      <text:p text:style-name="Standard">11 1</text:p>
      <text:p text:style-name="Standard">.names n20 n22 n23</text:p>
      <text:p text:style-name="Standard">01 1</text:p>
      <text:p text:style-name="Standard">.names n19 n23 n24</text:p>
      <text:p text:style-name="Standard">00 1</text:p>
      <text:p text:style-name="Standard">.names b2 n24 n25</text:p>
      <text:p text:style-name="Standard">10 1</text:p>
      <text:p text:style-name="Standard">.names a2 b0 n26</text:p>
      <text:p text:style-name="Standard">11 1</text:p>
      <text:p text:style-name="Standard">.names b2 n13 n27</text:p>
      <text:p text:style-name="Standard">01 1</text:p>
      <text:p text:style-name="Standard">.names n26 n27 n28</text:p>
      <text:p text:style-name="Standard">11 1</text:p>
      <text:p text:style-name="Standard">.names n25 n28 n29</text:p>
      <text:p text:style-name="Standard">00 1</text:p>
      <text:p text:style-name="Standard">.names a0 n20 n30</text:p>
      <text:p text:style-name="Standard">00 1</text:p>
      <text:p text:style-name="Standard">.names b1 n26 n31</text:p>
      <text:p text:style-name="Standard">00 1</text:p>
      <text:p text:style-name="Standard"><text:soft-page-break/>.names n30 n31 n32</text:p>
      <text:p text:style-name="Standard">00 1</text:p>
      <text:p text:style-name="Standard">.names b2 n32 n33</text:p>
      <text:p text:style-name="Standard">10 1</text:p>
      <text:p text:style-name="Standard">.names b2 b0 n34</text:p>
      <text:p text:style-name="Standard">01 1</text:p>
      <text:p text:style-name="Standard">.names a2 n34 n35</text:p>
      <text:p text:style-name="Standard">01 1</text:p>
      <text:p text:style-name="Standard">.names n21 n35 n36</text:p>
      <text:p text:style-name="Standard">11 1</text:p>
      <text:p text:style-name="Standard">.names n33 n36 n37</text:p>
      <text:p text:style-name="Standard">00 1</text:p>
      <text:p text:style-name="Standard">.names a1 n37 n38</text:p>
      <text:p text:style-name="Standard">10 1</text:p>
      <text:p text:style-name="Standard">.names b0 n15 n39</text:p>
      <text:p text:style-name="Standard">10 1</text:p>
      <text:p text:style-name="Standard">.names b2 b0 n40</text:p>
      <text:p text:style-name="Standard">11 1</text:p>
      <text:p text:style-name="Standard">.names b1 n40 n41</text:p>
      <text:p text:style-name="Standard">00 1</text:p>
      <text:p text:style-name="Standard">.names a0 n41 n42</text:p>
      <text:p text:style-name="Standard">10 1</text:p>
      <text:p text:style-name="Standard">.names n39 n42 n43</text:p>
      <text:p text:style-name="Standard">01 1</text:p>
      <text:p text:style-name="Standard">.names a1 a0 n44</text:p>
      <text:p text:style-name="Standard">00 1</text:p>
      <text:p text:style-name="Standard">.names b2 n44 n45</text:p>
      <text:p text:style-name="Standard">10 1</text:p>
      <text:p text:style-name="Standard">.names a1 b0 n46</text:p>
      <text:p text:style-name="Standard">11 1</text:p>
      <text:p text:style-name="Standard">.names b1 n46 n47</text:p>
      <text:p text:style-name="Standard">10 1</text:p>
      <text:p text:style-name="Standard">.names n45 n47 n48</text:p>
      <text:p text:style-name="Standard">01 1</text:p>
      <text:p text:style-name="Standard">.names n43 n48 n49</text:p>
      <text:p text:style-name="Standard">00 1</text:p>
      <text:p text:style-name="Standard">.names a2 n49 n50</text:p>
      <text:p text:style-name="Standard">10 1</text:p>
      <text:p text:style-name="Standard">.names n38 n50 n51</text:p>
      <text:p text:style-name="Standard">00 1</text:p>
      <text:p text:style-name="Standard">.names a0 b2 n52</text:p>
      <text:p text:style-name="Standard">11 1</text:p>
      <text:p text:style-name="Standard">.names n13 n52 n53</text:p>
      <text:p text:style-name="Standard">11 1</text:p>
      <text:p text:style-name="Standard">.names n13 n52 n54</text:p>
      <text:p text:style-name="Standard">00 1</text:p>
      <text:p text:style-name="Standard">.names b0 n54 n55</text:p>
      <text:p text:style-name="Standard">00 1</text:p>
      <text:p text:style-name="Standard">.names n53 n55 n56</text:p>
      <text:p text:style-name="Standard"><text:soft-page-break/>01 1</text:p>
      <text:p text:style-name="Standard">.names a0 n40 n57</text:p>
      <text:p text:style-name="Standard">10 1</text:p>
      <text:p text:style-name="Standard">.names a0 n13 n58</text:p>
      <text:p text:style-name="Standard">00 1</text:p>
      <text:p text:style-name="Standard">.names a2 n58 n59</text:p>
      <text:p text:style-name="Standard">00 1</text:p>
      <text:p text:style-name="Standard">.names n57 n59 n60</text:p>
      <text:p text:style-name="Standard">01 1</text:p>
      <text:p text:style-name="Standard">.names a0 n13 n61</text:p>
      <text:p text:style-name="Standard">01 1</text:p>
      <text:p text:style-name="Standard">.names n26 n52 n62</text:p>
      <text:p text:style-name="Standard">10 1</text:p>
      <text:p text:style-name="Standard">.names n61 n62 n63</text:p>
      <text:p text:style-name="Standard">01 1</text:p>
      <text:p text:style-name="Standard">.names n60 n63 n64</text:p>
      <text:p text:style-name="Standard">00 1</text:p>
      <text:p text:style-name="Standard">.names n56 n64 n65</text:p>
      <text:p text:style-name="Standard">01 1</text:p>
      <text:p text:style-name="Standard">.names n21 n46 n66</text:p>
      <text:p text:style-name="Standard">01 1</text:p>
      <text:p text:style-name="Standard">.names n21 n46 n67</text:p>
      <text:p text:style-name="Standard">10 1</text:p>
      <text:p text:style-name="Standard">.names n66 n67 n68</text:p>
      <text:p text:style-name="Standard">00 1</text:p>
      <text:p text:style-name="Standard">.names n29 p4</text:p>
      <text:p text:style-name="Standard">0 1</text:p>
      <text:p text:style-name="Standard">.names n51 p3</text:p>
      <text:p text:style-name="Standard">0 1</text:p>
      <text:p text:style-name="Standard">.names n65 p2</text:p>
      <text:p text:style-name="Standard">0 1</text:p>
      <text:p text:style-name="Standard">.names n68 p1</text:p>
      <text:p text:style-name="Standard">0 1</text:p>
      <text:p text:style-name="Standard">.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g-Fu Lin</meta:initial-creator>
    <meta:creation-date>2013-03-21T11:36:54</meta:creation-date>
    <dc:date>2013-03-21T11:38:57</dc:date>
    <dc:creator>Cheng-Fu Lin</dc:creator>
    <meta:editing-duration>PT2M4S</meta:editing-duration>
    <meta:editing-cycles>2</meta:editing-cycles>
    <meta:generator>LibreOffice/3.4$Unix LibreOffice_project/340m1$Build-502</meta:generator>
    <meta:document-statistic meta:table-count="0" meta:image-count="0" meta:object-count="0" meta:page-count="6" meta:paragraph-count="271" meta:word-count="955" meta:character-count="4716" meta:non-whitespace-character-count="3372"/>
  </office:meta>
</office:document-meta>
</file>